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cm" style:rel-column-width="10868*"/>
    </style:style>
    <style:style style:name="Table1.B" style:family="table-column">
      <style:table-column-properties style:column-width="15.85cm" style:rel-column-width="5466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/images/301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Блок записи свойств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06cm" draw:z-index="0"><draw:image xlink:href="../../odt/images/301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озволяет задать свойство другого блока (точнее, значение свойства другого блока) из заданного источника. Для этого надо вставить данный блок в другой (разместить на другом блоке) и указать в нём имя присваиваемого свойства блока.</text:p>
            <text:p text:style-name="Text_20_body"><text:span text:style-name="T1">Свойства</text:span>:</text:p>
            <text:list xml:id="list6257013735265448349" text:style-name="L1">
              <text:list-item>
                <text:p text:style-name="P4">Имя свойства – имя свойства блока, в который вставлен данный блок, значение которого должно быть присвоено из источни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лок записи свойств</dc:title>
    <dc:date>2012-03-30T16:00:28.60</dc:date>
    <meta:generator>OpenOffice_Beta/4.1.0$Win32 OpenOffice.org_project/410m14$Build-9760</meta:generator>
    <meta:editing-duration>PT2H6M10S</meta:editing-duration>
    <meta:editing-cycles>81</meta:editing-cycles>
    <meta:document-statistic meta:table-count="1" meta:image-count="2" meta:object-count="0" meta:page-count="1" meta:paragraph-count="9" meta:word-count="66" meta:character-count="427"/>
  </office:meta>
</office:document-meta>
</file>